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そう！　あの高飛車女め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までもあたしの邪魔を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邪魔をしてくるのは、今に始まったことでは
ありません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異常な魔力・・・解せ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んな修行をしたんだろうねー？
えへ！　気になっちゃう！　えへへ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ープブルー
「ぅﾞぃすてぃさま、ぉからだのぐぁぃゎどぅです
　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激ッ！！　蒼麗の歌姫などとぬかす小娘との
　戦いは、熾烈を極めたと聞く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深い傷を負わせてやりましたが、こちらも
無視できないレベルのダメージを刻ま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ばらくは戦線を離脱することになりそ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へ！！　わたしもいっぱい攻撃
されちゃったー！　痛かったな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あそこまでデキるようになってた
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たら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とブロンシュはしばらく動きが取れませんが、
それは向こうも同じ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時点では、最も厄介な敵は熾天少女たち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わいよねー、熾天少女！　えへへ！！
また追っかけてきたらどうしよっかー？
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困る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が戦えないんじゃ、手の打ちよう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訂ッ！！　カラット様！　吾輩どものことを
　忘れてもらっては困ります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ープブルー
「そぅだょ！　ゎたしたちもりっぱなせんりょくに
　なるからぁんしんしてぃぃ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案ッ！！　ここで吾輩に、熾天少女どもを
　叩きのめす、良い策略が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吾輩とディープブルーのタッグで、とある
　作戦を実行したいと考えてい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、聞かせていただき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ょろきょろ・・・）</text:p>
          </table:table-cell>
          <table:table-cell table:style-name="ce0" office:value-type="string">
            <text:p>Map018</text:p>
          </table:table-cell>
          <table:table-cell table:style-name="ce0"/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あれ？　そういえばこの新しいアジ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トイレはどこ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ブロンシュ、ブロンシ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？　どうしたのカラットさま～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？　トイレ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残念だけどカラットさま、ここにはまだ
トイレ無いんだ～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っ！？　な、なんで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山頂の洞窟を改造した急ごしらえの
アジトだからねー！　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早く作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いのは山々なのですが、一番の
技術者であるDr.FLASHがやられてしまった
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道設備を建造するノウハウが我々には
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分はあきらめていただくしか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！？　あきらめ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つまり、あたしにそのへんの岩陰で
済ませろってことか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、じゃないだろ！！　あ、あたしは
ダジェルバージ家の栄誉ある息女カラットだぞ
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たしが、トイレじゃないところで
おしっこするとかありえないよっ！！！
おかしい！　ぜったいおかし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われましても、現状、この場にトイレが
無いので致し方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は体によくないよ～？　早くスッキリして
きたほうがいい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やだ！　トイレじゃなきゃおしっこしない
もん！！　淑女のマナー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困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るよ！　子供じゃないん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先に熾天少女打破の策についての
話をまとめ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と、トイレの問題について講じることと
します。　よ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わ、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ごめんねカラットさま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れでは改めて、あなた達のタッグ作戦
とやらを聞かせてもら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了ッ！！　作戦の名は“怪奇の館こわいこわい
　大作戦”で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